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 fo:text-align="center"/>
      <style:text-properties style:font-name="Times New Roman" fo:font-size="26pt" style:font-size-asian="26pt" style:font-size-complex="24pt"/>
    </style:style>
    <style:style style:name="P2" style:parent-style-name="Normalny" style:family="paragraph">
      <style:paragraph-properties fo:text-align="justify" fo:line-height="100%"/>
    </style:style>
    <style:style style:name="T3" style:parent-style-name="Domyślnaczcionkaakapitu" style:family="text">
      <style:text-properties style:font-name="Times New Roman" fo:font-size="12pt" style:font-size-asian="12pt"/>
    </style:style>
    <style:style style:name="T4" style:parent-style-name="Domyślnaczcionkaakapitu" style:family="text">
      <style:text-properties style:font-name="Times New Roman" fo:font-size="12pt" style:font-size-asian="12pt"/>
    </style:style>
    <style:style style:name="T5" style:parent-style-name="Domyślnaczcionkaakapitu" style:family="text">
      <style:text-properties style:font-name="Times New Roman" fo:font-size="12pt" style:font-size-asian="12pt"/>
    </style:style>
    <style:style style:name="P6" style:parent-style-name="Normalny" style:family="paragraph">
      <style:paragraph-properties fo:text-align="justify" fo:line-height="100%"/>
      <style:text-properties style:font-name="Times New Roman" fo:font-size="12pt" style:font-size-asian="12pt"/>
    </style:style>
    <style:style style:name="P7" style:parent-style-name="Normalny" style:family="paragraph">
      <style:paragraph-properties fo:text-align="justify" fo:line-height="100%"/>
      <style:text-properties style:font-name="Times New Roman" fo:font-size="12pt" style:font-size-asian="12pt"/>
    </style:style>
    <style:style style:name="P8" style:parent-style-name="Normalny" style:family="paragraph">
      <style:paragraph-properties fo:text-align="justify" fo:line-height="100%"/>
      <style:text-properties style:font-name="Times New Roman" fo:font-size="12pt" style:font-size-asian="12pt"/>
    </style:style>
    <style:style style:name="P9" style:parent-style-name="Normalny" style:family="paragraph">
      <style:paragraph-properties fo:text-align="justify" fo:line-height="100%"/>
      <style:text-properties style:font-name="Times New Roman" fo:font-size="12pt" style:font-size-asian="12pt"/>
    </style:style>
    <style:style style:name="P10" style:parent-style-name="Normalny" style:family="paragraph">
      <style:paragraph-properties fo:text-align="justify" fo:line-height="100%"/>
      <style:text-properties style:font-name="Times New Roman" fo:font-size="12pt" style:font-size-asian="12pt"/>
    </style:style>
    <style:style style:name="P11" style:parent-style-name="Normalny" style:family="paragraph">
      <style:paragraph-properties fo:text-align="justify" fo:line-height="150%"/>
      <style:text-properties style:font-name="Times New Roman"/>
    </style:style>
    <style:style style:name="P12" style:parent-style-name="Normalny" style:family="paragraph">
      <style:paragraph-properties fo:text-align="center" fo:line-height="150%"/>
      <style:text-properties style:font-name="Times New Roman" fo:font-size="16pt" style:font-size-asian="16pt"/>
    </style:style>
    <style:style style:name="P13" style:parent-style-name="Normaln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4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5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6" style:parent-style-name="Normaln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7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8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" style:parent-style-name="Normaln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0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1" style:parent-style-name="Normalny" style:family="paragraph">
      <style:paragraph-properties fo:text-align="justify"/>
    </style:style>
    <style:style style:name="T22" style:parent-style-name="Domyślnaczcionkaakapitu" style:family="text">
      <style:text-properties style:font-name="Times New Roman" fo:font-size="14pt" style:font-size-asian="14pt" style:font-size-complex="14pt"/>
    </style:style>
    <style:style style:name="P23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4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5" style:parent-style-name="Normaln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6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7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8" style:parent-style-name="Normaln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9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30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31" style:parent-style-name="Normaln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2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33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34" style:parent-style-name="Normaln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35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36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37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38" style:parent-style-name="Normaln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39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40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41" style:parent-style-name="Normalny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42" style:parent-style-name="Normalny" style:family="paragraph">
      <style:paragraph-properties fo:text-align="center" fo:line-height="150%"/>
    </style:style>
    <style:style style:name="T43" style:parent-style-name="Domyślnaczcionkaakapitu" style:family="text">
      <style:text-properties style:font-name="Times New Roman" fo:font-size="16pt" style:font-size-asian="16pt"/>
    </style:style>
    <style:style style:name="T44" style:parent-style-name="Domyślnaczcionkaakapitu" style:family="text">
      <style:text-properties style:font-name="Times New Roman" fo:font-size="12pt" style:font-size-asian="12pt"/>
    </style:style>
    <style:style style:name="T45" style:parent-style-name="Domyślnaczcionkaakapitu" style:family="text">
      <style:text-properties style:font-name="Times New Roman" fo:font-size="16pt" style:font-size-asian="16pt"/>
    </style:style>
    <style:style style:name="P46" style:parent-style-name="Normalny" style:family="paragraph">
      <style:paragraph-properties fo:text-align="justify" fo:line-height="150%"/>
      <style:text-properties style:font-name="Times New Roman" fo:font-size="14pt" style:font-size-asian="14pt"/>
    </style:style>
    <style:style style:name="P47" style:parent-style-name="Normalny" style:family="paragraph">
      <style:paragraph-properties fo:text-align="justify" fo:margin-bottom="0in" fo:line-height="100%"/>
      <style:text-properties style:font-name="Times New Roman" fo:font-size="12pt" style:font-size-asian="12pt"/>
    </style:style>
    <style:style style:name="P48" style:parent-style-name="Normalny" style:family="paragraph">
      <style:paragraph-properties fo:text-align="justify" fo:margin-top="0.1666in" fo:margin-bottom="0in"/>
      <style:text-properties style:font-name="Times New Roman" fo:font-size="14pt" style:font-size-asian="14pt"/>
    </style:style>
    <style:style style:name="P49" style:parent-style-name="Normalny" style:family="paragraph">
      <style:paragraph-properties fo:text-align="justify" fo:margin-top="0.1666in" fo:margin-bottom="0in"/>
      <style:text-properties style:font-name="Times New Roman" fo:font-size="14pt" style:font-size-asian="14pt"/>
    </style:style>
    <style:style style:name="P50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51" style:parent-style-name="Normalny" style:family="paragraph">
      <style:paragraph-properties fo:text-align="justify" fo:margin-top="0.1666in" fo:margin-bottom="0in"/>
      <style:text-properties style:font-name="Times New Roman"/>
    </style:style>
    <style:style style:name="P52" style:parent-style-name="Normalny" style:family="paragraph">
      <style:paragraph-properties fo:text-align="justify" fo:margin-top="0.1666in" fo:margin-bottom="0in"/>
      <style:text-properties style:font-name="Times New Roman" fo:font-size="14pt" style:font-size-asian="14pt"/>
    </style:style>
    <style:style style:name="P53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54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55" style:parent-style-name="Normalny" style:family="paragraph">
      <style:paragraph-properties fo:text-align="justify" fo:margin-top="0.1666in" fo:margin-bottom="0in" fo:line-height="100%"/>
    </style:style>
    <style:style style:name="T56" style:parent-style-name="Domyślnaczcionkaakapitu" style:family="text">
      <style:text-properties style:font-name="Times New Roman" fo:font-size="14pt" style:font-size-asian="14pt"/>
    </style:style>
    <style:style style:name="P57" style:parent-style-name="Normalny" style:family="paragraph">
      <style:paragraph-properties fo:text-align="justify" fo:margin-top="0.1666in" fo:margin-bottom="0in" fo:line-height="100%"/>
    </style:style>
    <style:style style:name="T58" style:parent-style-name="Domyślnaczcionkaakapitu" style:family="text">
      <style:text-properties style:font-name="Times New Roman" fo:font-size="12pt" style:font-size-asian="12pt"/>
    </style:style>
    <style:style style:name="T59" style:parent-style-name="Domyślnaczcionkaakapitu" style:family="text">
      <style:text-properties style:font-name="Times New Roman" fo:font-size="12pt" style:font-size-asian="12pt"/>
    </style:style>
    <style:style style:name="T60" style:parent-style-name="Domyślnaczcionkaakapitu" style:family="text">
      <style:text-properties style:font-name="Times New Roman" fo:color="#FF0000" fo:font-size="12pt" style:font-size-asian="12pt"/>
    </style:style>
    <style:style style:name="T61" style:parent-style-name="Domyślnaczcionkaakapitu" style:family="text">
      <style:text-properties style:font-name="Times New Roman" fo:font-size="12pt" style:font-size-asian="12pt"/>
    </style:style>
    <style:style style:name="P62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63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64" style:parent-style-name="Normalny" style:family="paragraph">
      <style:paragraph-properties fo:text-align="justify" fo:margin-top="0.1666in" fo:margin-bottom="0in" fo:line-height="100%"/>
      <style:text-properties style:font-name="Times New Roman"/>
    </style:style>
    <style:style style:name="P65" style:parent-style-name="Normalny" style:family="paragraph">
      <style:paragraph-properties fo:text-align="justify" fo:margin-top="0.1666in" fo:margin-bottom="0in" fo:line-height="100%"/>
      <style:text-properties style:font-name="Times New Roman" fo:font-size="14pt" style:font-size-asian="14pt"/>
    </style:style>
    <style:style style:name="P66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67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68" style:parent-style-name="Normalny" style:family="paragraph">
      <style:paragraph-properties fo:text-align="justify" fo:margin-top="0.1666in" fo:margin-bottom="0in" fo:line-height="100%"/>
      <style:text-properties style:font-name="Times New Roman"/>
    </style:style>
    <style:style style:name="P69" style:parent-style-name="Normalny" style:family="paragraph">
      <style:paragraph-properties fo:text-align="justify" fo:margin-top="0.1666in" fo:margin-bottom="0in" fo:line-height="100%"/>
      <style:text-properties style:font-name="Times New Roman" fo:font-size="14pt" style:font-size-asian="14pt"/>
    </style:style>
    <style:style style:name="P70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71" style:parent-style-name="Akapitzlistą" style:list-style-name="LFO1" style:family="paragraph">
      <style:paragraph-properties fo:margin-top="0.1666in" fo:margin-bottom="0in" fo:line-height="100%"/>
      <style:text-properties style:font-name="Times New Roman" fo:font-size="12pt" style:font-size-asian="12pt"/>
    </style:style>
    <style:style style:name="P72" style:parent-style-name="Akapitzlistą" style:list-style-name="LFO1" style:family="paragraph">
      <style:paragraph-properties fo:margin-top="0.1666in" fo:margin-bottom="0in" fo:line-height="100%"/>
      <style:text-properties style:font-name="Times New Roman" fo:font-size="12pt" style:font-size-asian="12pt"/>
    </style:style>
    <style:style style:name="P73" style:parent-style-name="Normalny" style:family="paragraph">
      <style:paragraph-properties fo:margin-top="0.1666in" fo:margin-bottom="0in" fo:line-height="100%"/>
      <style:text-properties style:font-name="Times New Roman" fo:font-size="12pt" style:font-size-asian="12pt"/>
    </style:style>
    <style:style style:name="P74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75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76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77" style:parent-style-name="Normalny" style:family="paragraph">
      <style:paragraph-properties fo:text-align="justify" fo:margin-top="0.1666in" fo:margin-bottom="0in" fo:line-height="100%"/>
    </style:style>
    <style:style style:name="T78" style:parent-style-name="Domyślnaczcionkaakapitu" style:family="text">
      <style:text-properties style:font-name="Times New Roman" fo:font-size="14pt" style:font-size-asian="14pt" style:font-size-complex="12pt"/>
    </style:style>
    <style:style style:name="P79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80" style:parent-style-name="Normalny" style:family="paragraph">
      <style:paragraph-properties fo:margin-top="0.1666in" fo:margin-bottom="0in" fo:line-height="100%"/>
      <style:text-properties style:font-name="Times New Roman" style:font-size-complex="12pt"/>
    </style:style>
    <style:style style:name="P81" style:parent-style-name="Normalny" style:family="paragraph">
      <style:paragraph-properties fo:margin-top="0.1666in" fo:margin-bottom="0in" fo:line-height="100%"/>
      <style:text-properties style:font-name="Times New Roman" fo:font-size="14pt" style:font-size-asian="14pt" style:font-size-complex="12pt"/>
    </style:style>
    <style:style style:name="P82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83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84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85" style:parent-style-name="Normalny" style:family="paragraph">
      <style:paragraph-properties fo:margin-top="0.1666in" fo:margin-bottom="0in" fo:line-height="100%"/>
      <style:text-properties style:font-name="Times New Roman" fo:font-size="10pt" style:font-size-asian="10pt" style:font-size-complex="12pt"/>
    </style:style>
    <style:style style:name="P86" style:parent-style-name="Normalny" style:family="paragraph">
      <style:paragraph-properties fo:margin-top="0.1666in" fo:margin-bottom="0in" fo:line-height="100%"/>
      <style:text-properties style:font-name="Times New Roman" fo:font-size="14pt" style:font-size-asian="14pt" style:font-size-complex="12pt"/>
    </style:style>
    <style:style style:name="P87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88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89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90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91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92" style:parent-style-name="Normalny" style:family="paragraph">
      <style:paragraph-properties fo:text-align="justify" fo:margin-top="0.1666in" fo:margin-bottom="0in" fo:line-height="100%" fo:margin-left="1.9666in" fo:text-indent="0.4916in">
        <style:tab-stops/>
      </style:paragraph-properties>
    </style:style>
    <style:style style:name="T93" style:parent-style-name="Domyślnaczcionkaakapitu" style:family="text">
      <style:text-properties style:font-name="Times New Roman" fo:font-size="12pt" style:font-size-asian="12pt" style:font-size-complex="12pt"/>
    </style:style>
    <style:style style:name="P94" style:parent-style-name="Normalny" style:family="paragraph">
      <style:text-properties style:font-name="Times New Roman" fo:font-size="14pt" style:font-size-asian="14pt" style:font-size-complex="12pt"/>
    </style:style>
    <style:style style:name="P95" style:parent-style-name="Normalny" style:family="paragraph">
      <style:text-properties style:font-name="Times New Roman" fo:font-size="14pt" style:font-size-asian="14pt" style:font-size-complex="12pt"/>
    </style:style>
    <style:style style:name="P96" style:parent-style-name="Normalny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97" style:parent-style-name="Akapitzlistą" style:list-style-name="LFO3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98" style:parent-style-name="Akapitzlistą" style:list-style-name="LFO3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99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0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1" style:parent-style-name="Normalny" style:family="paragraph">
      <style:paragraph-properties fo:text-align="justify"/>
      <style:text-properties style:font-name="Times New Roman" fo:font-size="14pt" style:font-size-asian="14pt" style:font-size-complex="12pt"/>
    </style:style>
    <style:style style:name="P102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3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4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5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6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7" style:parent-style-name="Akapitzlistą" style:list-style-name="LFO4" style:family="paragraph">
      <style:paragraph-properties fo:text-align="justify" fo:margin-top="0.1666in" fo:margin-bottom="0in"/>
      <style:text-properties style:font-name="Times New Roman" fo:font-size="12pt" style:font-size-asian="12pt"/>
    </style:style>
    <style:style style:name="P108" style:parent-style-name="Akapitzlistą" style:family="paragraph">
      <style:paragraph-properties fo:text-align="justify" fo:margin-top="0.1666in" fo:margin-bottom="0in"/>
      <style:text-properties style:font-name="Times New Roman" fo:font-size="12pt" style:font-size-asian="12pt"/>
    </style:style>
    <style:style style:name="P109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0" style:parent-style-name="Normalny" style:family="paragraph">
      <style:paragraph-properties fo:text-align="justify"/>
      <style:text-properties style:font-name="Times New Roman"/>
    </style:style>
    <style:style style:name="P111" style:parent-style-name="Normalny" style:family="paragraph">
      <style:paragraph-properties fo:text-align="justify"/>
      <style:text-properties style:font-name="Times New Roman"/>
    </style:style>
  </office:automatic-styles>
  <office:body>
    <office:text text:use-soft-page-breaks="true">
      <text:p text:style-name="P1">Scr@bble</text:p>
      <text:p text:style-name="P2"><text:span text:style-name="T3">Scr@bble</text:span><text:span text:style-name="T4"><text:s/>to komputerowa wersja znanej i lubianej gry słownej. Gra polega na układaniu na planszy powiązanych słów przy użyciu płytek z literami o określonej wartości<text:s/></text:span><text:span text:style-name="T5">punktowej. Celem gry jest uzyskanie jak największej ilości punktów układając słowa w taki sposób, by wykorzystać wartość liter i premiowe pola na planszy.<text:s/></text:span></text:p>
      <text:p text:style-name="P6">Gra posiada dwa tryby. Możesz grać ze swoimi znajomymi jak i z komputerem. Reguły gry są jednakowe w<text:s/>obu trybach gry.<text:s/></text:p>
      <text:p text:style-name="P7"/>
      <text:p text:style-name="P8">W grze do dyspozycji jest 100 płytek: 98 z literami z alfabetu oraz dwie puste płytki, zwane mydełkami.<text:s/></text:p>
      <text:p text:style-name="P9">Każdej literze odpowiada określona ilość punktów (widoczna na płytce).</text:p>
      <text:p text:style-name="P10">Mydełko nie ma żadnej wartości punktowej, ale może zastępować dowolną literę z alfabetu. Gracz kładąc mydełko musi powiedzieć, jaką literę zastępuje mydełkiem – pozostaje to ważne do końca gry (mydełka nie można wymieniać na płytkę z odpowiadającą mu literą!)</text:p>
      <text:p text:style-name="P11"/>
      <text:p text:style-name="P12">JAK GRAĆ?</text:p>
      <text:p text:style-name="P13">Układanie słowa</text:p>
      <text:p text:style-name="P14">Aby ułożyć słowo na planszy,<text:s/>musisz kliknąć lewym przyciskiem myszy na literkę na stojaczku, literka podświetli się na czerwono. Następnie ponownie lewym przyciskiem klikasz na wybranym polu planszy i litera zostanie przeniesiona.</text:p>
      <text:p text:style-name="P15"/>
      <text:p text:style-name="P16">Położenie mydełka</text:p>
      <text:p text:style-name="P17">Układając mydełko na planszy, musisz podać, wprowadzając z klawiatury, literę jaką ma prezentować. Pojawi się ona na mydełku. Gdy litera którą chcesz zastąpić jest polskim znakiem, wprowadź ją bez ogonka, kreski czy kropki (np. zamiast ą -&gt; a). Komputer zwaliduje czy powinien to być polski<text:s/>znak czy nie. (układasz: ł?ka, podajesz jako prawidłową literę: a, komputer sprawdza i stwierdza, że poprawne słowo to „łąka”).<text:s/></text:p>
      <text:p text:style-name="P18"/>
      <text:p text:style-name="P19">Anulowanie ułożonych płytek</text:p>
      <text:p text:style-name="P20">Jeżeli pomylisz się przy układaniu płytek na planszy, możesz wrócić literkę na stojak klikając ją<text:s/>prawym przyciskiem myszy.</text:p>
      <text:soft-page-break/>
      <text:p text:style-name="P21"><text:span text:style-name="T22">Przestawianie literek na stojaku</text:span></text:p>
      <text:p text:style-name="P23">Jeżeli chcesz przestawić literki na stojaku, klikasz na dwie które chcesz zamienić miejscami prawym przyciskiem myszy, zostaną podświetlone na niebiesko.</text:p>
      <text:p text:style-name="P24"/>
      <text:p text:style-name="P25">Wymiana liter</text:p>
      <text:p text:style-name="P26">Gdy chcesz wymienić litery,<text:s/>kliknij na „Wymiana liter”, klikasz te literki, które chcesz wymienić (podświetlą się na czerwono) a następnie kliknij „Wymiana”. W ten sposób wymieniłeś litery i zakończyłeś swój ruch. Jeśli jednak zmienisz zdanie i nie chcesz dokonać wymiany, nie zaznaczaj żadnej literki i kliknij „Wymiana”. Anuluje to Twoją chęć wymiany<text:s/><text:line-break/>i dalej będziesz mógł układać słowo. Płytki podświetlone na zielono, zostały odznaczone.</text:p>
      <text:p text:style-name="P27"/>
      <text:p text:style-name="P28">Pasowanie</text:p>
      <text:p text:style-name="P29">Gdy nie masz pomysłu na ułożenie słowa, możesz spasować. Zakończy to Twój ruch bez<text:s/>punktów. Możesz też spasować w trakcie układania słowa, ale skutkuje to tym samym.<text:s/><text:line-break/>A literki, które ułożyłeś na planszy wrócą na Twój stojak.</text:p>
      <text:p text:style-name="P30"/>
      <text:p text:style-name="P31">Zakończenie ruchu</text:p>
      <text:p text:style-name="P32">Gdy ułożysz już słowo i chcesz już zakończyć swój ruch klikasz „Koniec ruchu” Następuje teraz<text:s/>walidacja. Komputer sprawdzi, czy ułożone słowo jest poprawne i nie tworzy niedopuszczalnych kolizji. Jeśli walidacja się powiedzie, zostają Ci naliczone punkty i kolejka przechodzi na kolejnego gracza. W przeciwnym wypadku, literki zostają zdjęte z planszy<text:s/><text:line-break/>i Twój ruch trwa dalej.</text:p>
      <text:p text:style-name="P33"/>
      <text:p text:style-name="P34">Sztuczna inteligencja</text:p>
      <text:p text:style-name="P35">Komputer układa słowa wyłącznie prostopadle do leżących na planszy. Nie może zatem układać jako pierwszy. Korzysta ze słownika w postaci drzewa. Przegląda planszę<text:s/><text:line-break/>w poszukiwaniu miejsca do ułożenia słowa.<text:s/>Następnie szuka wszystkich możliwych słów do ułożenia, ale wybiera najlepiej punktowane (bez premii). Nie korzysta z mydełka, wymienia je, gdy pojawi się na jego stojaku. Gdy komputer nie jest w stanie ułożyć słowa, na koniec swojej kolejki, wymienia wszystkie litery.<text:s/></text:p>
      <text:p text:style-name="P36">Gracz reprezentujący komputer<text:s/>nazywa się „Computer”,<text:s/>imię jest to więc zajęte.</text:p>
      <text:p text:style-name="P37"/>
      <text:soft-page-break/>
      <text:p text:style-name="P38">Gra ze znajomymi</text:p>
      <text:p text:style-name="P39">Możesz grać z maksymalnie 3 znajomymi. Kiedy zakończysz swój ruch, stojak kolejnego gracza nie odsłoni się dopóki nie kliknie on prawego przycisku myszy. Każdego z graczy obowiązują te same zasady i każdy ma dostęp do tych samych funkcjonalności.</text:p>
      <text:p text:style-name="P40"/>
      <text:p text:style-name="P41"><text:s/></text:p>
      <text:p text:style-name="P42"><text:span text:style-name="T43">REGUŁY</text:span><text:span text:style-name="T44"><text:s/></text:span><text:span text:style-name="T45">GRY</text:span></text:p>
      <text:p text:style-name="P46">Wybór gracza rozpoczynającego</text:p>
      <text:p text:style-name="P47">W przypadku gry z komputerem grę rozpoczyna gracz fizyczny. Gdy grasz ze znajomymi rozpoczyna „gospodarz” <text:s/>gry<text:s/>(osoba, która uruchamia aplikację), a następnie kolejka przesuwa się po kolejno wpisywanych graczach.</text:p>
      <text:p text:style-name="P48"/>
      <text:p text:style-name="P49">Wymiana płytek</text:p>
      <text:p text:style-name="P50">Każdy z graczy może wykorzystać swój ruch na wymianę dowolnej liczby płytek ze swojej puli. W tym celu wybiera litery, które chce<text:s/>wymienić, losuje taką samą ilość płytek,<text:s/><text:line-break/>a następnie odłożone płytki trafiają do ‘woreczka’. Na tym kończy się jego ruch i kolejka przechodzi na kolejnego gracza.<text:s/></text:p>
      <text:p text:style-name="P51"/>
      <text:p text:style-name="P52">Opuszczenie kolejki</text:p>
      <text:p text:style-name="P53">Oprócz możliwości ułożenia słów na planszy lub wymiany płytek gracz może także postanowić, że opuści kolejkę (niezależnie od tego, czy jest w stanie ułożyć słowo, czy nie). Gra jednak kończy się, kiedy wszyscy gracze dwa razy z rzędu opuszczą kolejkę.</text:p>
      <text:p text:style-name="P54"/>
      <text:p text:style-name="P55"><text:span text:style-name="T56">Ułożenie pierwszego słowa</text:span></text:p>
      <text:p text:style-name="P57"><text:span text:style-name="T58">Pierwszy gracz tworzy słowo i układa je na plan</text:span><text:span text:style-name="T59">szy poziomo (od lewej do prawej) lub pionowo (od góry do dołu), w taki sposób, by jedna z płytek znalazła się na centralnym polu (z gwiazdką).</text:span><text:span text:style-name="T60"><text:s/></text:span><text:span text:style-name="T61">Nie wolno układać słów ukośnie.<text:s/></text:span></text:p>
      <text:p text:style-name="P62">Wszystkie płytki użyte podczas ruchu muszą znaleźć się po ułożeniu na planszy w<text:s/>jednej ciągłej linii poziomej lub pionowej.</text:p>
      <text:p text:style-name="P63">Punkty za ułożenie pierwszego słowa liczone są podwójnie.</text:p>
      <text:p text:style-name="P64"/>
      <text:soft-page-break/>
      <text:p text:style-name="P65">Dozwolone słowa</text:p>
      <text:p text:style-name="P66">Dozwolone jest korzystanie ze wszystkich słów znajdujących się w słowniku gry. Po ułożeniu słowa na planszy następuje sprawdzenie czy<text:s/>wszystkie powstałe słowa (celowo lub nie) są poprawne. Gdy którekolwiek ze słów nie jest dopuszczalne płytki zostają zabrane z planszy<text:s/><text:line-break/>i trzeba ułożyć inny wyraz. W przeciwnym wypadku następuje zliczenie punktów<text:s/><text:line-break/>i zakończenie ruchu.</text:p>
      <text:p text:style-name="P67">Po zakończonym ruchu<text:s/>nie można zmieniać położenia na planszy żadnej płytki.<text:s/></text:p>
      <text:p text:style-name="P68"/>
      <text:p text:style-name="P69">Pola premiowe</text:p>
      <text:p text:style-name="P70">Plansza składa się z kwadratowych pół ułożonych w 15 wierszach i 15 kolumnach. Na planszy znajdują się specjalne premiowe pola, które zwiększają wartość układanych słów. Są dwa rodzaje<text:s/>premii:</text:p>
      <text:list text:style-name="LFO1" text:continue-numbering="true">
        <text:list-item>
          <text:p text:style-name="P71">premie literowe<text:line-break/>Jasnoniebieskie pola podwajają wartość litery, a ciemnoniebieskie potrajają</text:p>
        </text:list-item>
        <text:list-item>
          <text:p text:style-name="P72">premie słowne<text:line-break/>jasnoczerwone podwajają wartość całego słowa, a ciemnoczerwone potrajają.</text:p>
        </text:list-item>
      </text:list>
      <text:p text:style-name="P73"><text:s text:c="42"/></text:p>
      <text:p text:style-name="P74">Jeśli słowo znajduje się<text:s/>na polach zarówno premii literowych jak i słownych, przed podwojeniem lub potrojeniem wartości słowa zostają uwzględnione wszystkie premie literowe.<text:s/></text:p>
      <text:p text:style-name="P75">Kiedy na polu premii słownej zostanie położone mydełko, suma wartości liter tworzących słowo zostanie odpowiednio zwiększona mimo zerowej wartości mydełka. Mydełko położone na polu premii literowej nadal ma wartość zerową.</text:p>
      <text:p text:style-name="P76"/>
      <text:p text:style-name="P77"><text:span text:style-name="T78">Zakończenie ruchu</text:span></text:p>
      <text:p text:style-name="P79">Na koniec każdego ruchu gracz losuje tyle płytek, ile wyłożył, dzięki czemu zawsze ma do dyspozycji 7 liter.</text:p>
      <text:p text:style-name="P80"/>
      <text:p text:style-name="P81">Ruch<text:s/>następnego gracza</text:p>
      <text:p text:style-name="P82">Każdy gracz ma do wyboru: dołożenie jednej lub kilku płytek do tych, które już leżą na planszy i utworzenie nowych słów, wymianę płytek lub opuszczenie kolejki.<text:s/></text:p>
      <text:p text:style-name="P83">Wszystkie płytki użyte podczas ruchu muszą znaleźć się po ułożeniu na planszy w jednej ciągłej linii pionowej lub poziomej. Jeśli ułożone płytki łączą się z innymi płytkami na sąsiednich polach, muszą z nimi <text:s/>tworzyć pełne i sensowne słowa.<text:s/></text:p>
      <text:soft-page-break/>
      <text:p text:style-name="P84">Gracz uzyskuje punkty za wszystkie literki położone na planszy w swoich ruchu.<text:s/></text:p>
      <text:p text:style-name="P85"/>
      <text:p text:style-name="P86">Nowe słowa można tworzyć na pięć sposobów:</text:p>
      <text:list text:style-name="LFO2" text:continue-numbering="true">
        <text:list-item>
          <text:p text:style-name="P87">Dołożenie jednej lub kilku płytek na początku lub na końcu słowa już znajdującego się na planszy. Nie można po obu stronach słowa.<text:s/></text:p>
        </text:list-item>
        <text:list-item>
          <text:p text:style-name="P88">Ułożenie słowa pod kątem prostym do słowa znajdującego się na planszy. Nowe słowo musi wykorzystywać jedną z liter słowa leżącego już na planszy</text:p>
        </text:list-item>
        <text:list-item>
          <text:p text:style-name="P89">Ułożenie całego słowa równolegle do słowa już istniejącego w taki sposób, by stykające się płytki także tworzyły słowa.</text:p>
        </text:list-item>
        <text:list-item>
          <text:p text:style-name="P90">Nowe słowo może także dodać nową literę do istniejącego słowa.</text:p>
        </text:list-item>
        <text:list-item>
          <text:p text:style-name="P91">Ostatnia możliwość<text:s/>to „mostek” między dwiema lub więcej literami.</text:p>
        </text:list-item>
      </text:list>
      <text:p text:style-name="P92"><text:span text:style-name="T93"><text:s text:c="3"/></text:span></text:p>
      <text:p text:style-name="P94"/>
      <text:p text:style-name="P95">Zakończenie gry</text:p>
      <text:p text:style-name="P96">Gra kończy się gdy:</text:p>
      <text:list text:style-name="LFO3" text:continue-numbering="true">
        <text:list-item>
          <text:p text:style-name="P97">wszystkie płytki z ‘woreczka’ zostały wylosowane, a jeden z graczy wykorzystał wszystkie płytki ze swojej puli</text:p>
        </text:list-item>
        <text:list-item>
          <text:p text:style-name="P98">gracze opuszczają dwie kolejki z rzędu</text:p>
        </text:list-item>
      </text:list>
      <text:p text:style-name="P99">W przypadku<text:s/>remisu, zwycięzcą jest osoba będąca na pierwszej pozycji listy graczy.</text:p>
      <text:p text:style-name="P100"><text:s/></text:p>
      <text:p text:style-name="P101">Wyjaśnienie często niewłaściwie interpretowanych reguł:</text:p>
      <text:list text:style-name="LFO4" text:continue-numbering="true">
        <text:list-item>
          <text:p text:style-name="P102">Jeśli płytka łączy się z inną płytką w sąsiednim polu, musi z nią tworzyć nowe, poprawne słowo.</text:p>
        </text:list-item>
        <text:list-item>
          <text:p text:style-name="P103">To samo słowo może być użyte w<text:s/>grze więcej niż raz.</text:p>
        </text:list-item>
        <text:list-item>
          <text:p text:style-name="P104">Wszystkie płytki użyte podczas ruchu muszą znaleźć się po ułożeniu na planszy<text:s/><text:line-break/>w jednej, ciągłej linii poziomej lub pionowej.</text:p>
        </text:list-item>
        <text:list-item>
          <text:p text:style-name="P105">Nie jest dozwolone dokładanie w jednym ruchu płytek do różnych słów w różnych częściach planszy.</text:p>
        </text:list-item>
        <text:list-item>
          <text:p text:style-name="P106">Jeśli wyraz<text:s/>przechodzi przez dwa pola premii słownych, suma punktów jego liter jest mnożona przez 4 (2x2) albo prze 9 (3x3). To samo dzieję się w przypadku premii literowych i liter.</text:p>
        </text:list-item>
        <text:list-item>
          <text:p text:style-name="P107">Jeśli na polu premii słownej zostanie położone mydełko, suma wartości liter tworzących słowo zostanie odpowiednio zwiększona mimo zerowej wartości mydełka. Mydełko położone na polu premii literowej nadal ma wartość zerową.</text:p>
        </text:list-item>
      </text:list>
      <text:p text:style-name="P108"/>
      <text:list text:style-name="LFO4" text:continue-numbering="true">
        <text:list-item>
          <text:p text:style-name="P109">Jeśli jeden z graczy wykorzysta wszystkie swoje płytki, a pula jest pusta, gra kończy się. Nie można już wykonywać żadnych ruchów. Zdarza się, że żadnemu z graczy nie uda się pozbyć wszystkich płytek. Gra toczy się wtedy do chwili wykonania wszystkich możliwych ruchów. Jeśli gracz nie jest w stanie wykonać ruchu, opuszcza kolejkę. Jeśli wszyscy gracze dwa razy z rzędu opuszczą kolejkę, gra kończy się.<text:s/></text:p>
        </text:list-item>
      </text:list>
      <text:p text:style-name="P110"/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Tekstdymka" style:display-name="Tekst dymka" style:family="paragraph" style:parent-style-name="Normalny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la</meta:initial-creator>
    <dc:creator>Ola</dc:creator>
    <meta:creation-date>2016-11-23T21:54:00Z</meta:creation-date>
    <dc:date>2017-02-06T20:59:00Z</dc:date>
    <meta:print-date>2017-02-06T20:59:00Z</meta:print-date>
    <meta:template xlink:href="Normal.dotm" xlink:type="simple"/>
    <meta:editing-cycles>34</meta:editing-cycles>
    <meta:editing-duration>PT21660S</meta:editing-duration>
    <meta:document-statistic meta:page-count="6" meta:paragraph-count="18" meta:word-count="1306" meta:character-count="9129" meta:row-count="65" meta:non-whitespace-character-count="7841"/>
  </office:meta>
</office:document-meta>
</file>